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13.72cm"/>
    </style:style>
    <style:style style:name="ro3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91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EXPORT" table:style-name="ta1" table:print="false">
        <table:table-column table:style-name="co2" table:number-columns-repeated="8" table:default-cell-style-name="ce2"/>
        <table:table-column table:style-name="co4" table:default-cell-style-name="ce2"/>
        <table:table-column table:style-name="co2" table:number-columns-repeated="7" table:default-cell-style-name="ce2"/>
        <table:table-column table:style-name="co2" table:default-cell-style-name="Default"/>
        <table:table-column table:style-name="co2" table:number-columns-repeated="1007" table:default-cell-style-name="ce2"/>
        <table:table-row table:style-name="ro2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StatName">
            <text:p>Stat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Description">
            <text:p>Description</text:p>
          </table:table-cell>
          <table:table-cell table:style-name="ce1" table:formula="of:=[HumanReadable.E1]" office:value-type="string" office:string-value="DisplayType">
            <text:p>DisplayType</text:p>
          </table:table-cell>
          <table:table-cell table:style-name="ce1" table:formula="of:=[HumanReadable.F1]" office:value-type="string" office:string-value="InitialValue">
            <text:p>InitialValue</text:p>
          </table:table-cell>
          <table:table-cell table:style-name="ce1" table:formula="of:=[HumanReadable.G1]" office:value-type="float" office:value="0">
            <text:p>0</text:p>
          </table:table-cell>
          <table:table-cell table:style-name="ce1" table:formula="of:=[HumanReadable.H1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2]);&quot;&quot;;[HumanReadable.A2])" office:value-type="string" office:string-value="Strength">
            <text:p>Strength</text:p>
          </table:table-cell>
          <table:table-cell table:style-name="ce1" table:formula="of:=[HumanReadable.B2]" office:value-type="string" office:string-value="Strength">
            <text:p>Strength</text:p>
          </table:table-cell>
          <table:table-cell table:style-name="ce1" table:formula="of:=[HumanReadable.C2]" office:value-type="string" office:string-value="Strength">
            <text:p>Strength</text:p>
          </table:table-cell>
          <table:table-cell table:style-name="ce1" table:formula="of:=[HumanReadable.D2]" office:value-type="string" office:string-value="How Strong this citizen is, physically">
            <text:p>How Strong this citizen is, physically</text:p>
          </table:table-cell>
          <table:table-cell table:style-name="ce1" table:formula="of:=[HumanReadable.E2]" office:value-type="string" office:string-value="ZeroDecimalFloat">
            <text:p>ZeroDecimalFloat</text:p>
          </table:table-cell>
          <table:table-cell table:style-name="ce1" table:formula="of:=[HumanReadable.F2]" office:value-type="string" office:string-value="3d5">
            <text:p>3d5</text:p>
          </table:table-cell>
          <table:table-cell table:style-name="ce1" table:formula="of:=[HumanReadable.G2]" office:value-type="float" office:value="0">
            <text:p>0</text:p>
          </table:table-cell>
          <table:table-cell table:style-name="ce1" table:formula="of:=[HumanReadable.H2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3]);&quot;&quot;;[HumanReadable.A3])" office:value-type="string" office:string-value="Dexterity">
            <text:p>Dexterity</text:p>
          </table:table-cell>
          <table:table-cell table:style-name="ce1" table:formula="of:=[HumanReadable.B3]" office:value-type="string" office:string-value="Dexterity">
            <text:p>Dexterity</text:p>
          </table:table-cell>
          <table:table-cell table:style-name="ce1" table:formula="of:=[HumanReadable.C3]" office:value-type="string" office:string-value="Dexterity">
            <text:p>Dexterity</text:p>
          </table:table-cell>
          <table:table-cell table:style-name="ce1" table:formula="of:=[HumanReadable.D3]" office:value-type="string" office:string-value="How Dexterous this citizen is.">
            <text:p>How Dexterous this citizen is.</text:p>
          </table:table-cell>
          <table:table-cell table:style-name="ce1" table:formula="of:=[HumanReadable.E3]" office:value-type="string" office:string-value="ZeroDecimalFloat">
            <text:p>ZeroDecimalFloat</text:p>
          </table:table-cell>
          <table:table-cell table:style-name="ce1" table:formula="of:=[HumanReadable.F3]" office:value-type="string" office:string-value="3d5">
            <text:p>3d5</text:p>
          </table:table-cell>
          <table:table-cell table:style-name="ce1" table:formula="of:=[HumanReadable.G3]" office:value-type="float" office:value="0">
            <text:p>0</text:p>
          </table:table-cell>
          <table:table-cell table:style-name="ce1" table:formula="of:=[HumanReadable.H3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4]);&quot;&quot;;[HumanReadable.A4])" office:value-type="string" office:string-value="Constitution">
            <text:p>Constitution</text:p>
          </table:table-cell>
          <table:table-cell table:style-name="ce1" table:formula="of:=[HumanReadable.B4]" office:value-type="string" office:string-value="Constitution">
            <text:p>Constitution</text:p>
          </table:table-cell>
          <table:table-cell table:style-name="ce1" table:formula="of:=[HumanReadable.C4]" office:value-type="string" office:string-value="Constitution">
            <text:p>Constitution</text:p>
          </table:table-cell>
          <table:table-cell table:style-name="ce1" table:formula="of:=[HumanReadable.D4]" office:value-type="string" office:string-value="How good this citizen's Constitution is.">
            <text:p>How good this citizen's Constitution is.</text:p>
          </table:table-cell>
          <table:table-cell table:style-name="ce1" table:formula="of:=[HumanReadable.E4]" office:value-type="string" office:string-value="ZeroDecimalFloat">
            <text:p>ZeroDecimalFloat</text:p>
          </table:table-cell>
          <table:table-cell table:style-name="ce1" table:formula="of:=[HumanReadable.F4]" office:value-type="string" office:string-value="3d5">
            <text:p>3d5</text:p>
          </table:table-cell>
          <table:table-cell table:style-name="ce1" table:formula="of:=[HumanReadable.G4]" office:value-type="float" office:value="0">
            <text:p>0</text:p>
          </table:table-cell>
          <table:table-cell table:style-name="ce1" table:formula="of:=[HumanReadable.H4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5]);&quot;&quot;;[HumanReadable.A5])" office:value-type="string" office:string-value="Intelligence">
            <text:p>Intelligence</text:p>
          </table:table-cell>
          <table:table-cell table:style-name="ce1" table:formula="of:=[HumanReadable.B5]" office:value-type="string" office:string-value="Intelligence">
            <text:p>Intelligence</text:p>
          </table:table-cell>
          <table:table-cell table:style-name="ce1" table:formula="of:=[HumanReadable.C5]" office:value-type="string" office:string-value="Intelligence">
            <text:p>Intelligence</text:p>
          </table:table-cell>
          <table:table-cell table:style-name="ce1" table:formula="of:=[HumanReadable.D5]" office:value-type="string" office:string-value="How Intelligent this citizen is.">
            <text:p>How Intelligent this citizen is.</text:p>
          </table:table-cell>
          <table:table-cell table:style-name="ce1" table:formula="of:=[HumanReadable.E5]" office:value-type="string" office:string-value="ZeroDecimalFloat">
            <text:p>ZeroDecimalFloat</text:p>
          </table:table-cell>
          <table:table-cell table:style-name="ce1" table:formula="of:=[HumanReadable.F5]" office:value-type="string" office:string-value="3d5">
            <text:p>3d5</text:p>
          </table:table-cell>
          <table:table-cell table:style-name="ce1" table:formula="of:=[HumanReadable.G5]" office:value-type="float" office:value="0">
            <text:p>0</text:p>
          </table:table-cell>
          <table:table-cell table:style-name="ce1" table:formula="of:=[HumanReadable.H5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6]);&quot;&quot;;[HumanReadable.A6])" office:value-type="string" office:string-value="Wisdom">
            <text:p>Wisdom</text:p>
          </table:table-cell>
          <table:table-cell table:style-name="ce1" table:formula="of:=[HumanReadable.B6]" office:value-type="string" office:string-value="Wisdom">
            <text:p>Wisdom</text:p>
          </table:table-cell>
          <table:table-cell table:style-name="ce1" table:formula="of:=[HumanReadable.C6]" office:value-type="string" office:string-value="Wisdom">
            <text:p>Wisdom</text:p>
          </table:table-cell>
          <table:table-cell table:style-name="ce1" table:formula="of:=[HumanReadable.D6]" office:value-type="string" office:string-value="How Wise this citizen is.">
            <text:p>How Wise this citizen is.</text:p>
          </table:table-cell>
          <table:table-cell table:style-name="ce1" table:formula="of:=[HumanReadable.E6]" office:value-type="string" office:string-value="ZeroDecimalFloat">
            <text:p>ZeroDecimalFloat</text:p>
          </table:table-cell>
          <table:table-cell table:style-name="ce1" table:formula="of:=[HumanReadable.F6]" office:value-type="string" office:string-value="3d5">
            <text:p>3d5</text:p>
          </table:table-cell>
          <table:table-cell table:style-name="ce1" table:formula="of:=[HumanReadable.G6]" office:value-type="float" office:value="0">
            <text:p>0</text:p>
          </table:table-cell>
          <table:table-cell table:style-name="ce1" table:formula="of:=[HumanReadable.H6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7]);&quot;&quot;;[HumanReadable.A7])" office:value-type="string" office:string-value="Charisma">
            <text:p>Charisma</text:p>
          </table:table-cell>
          <table:table-cell table:style-name="ce1" table:formula="of:=[HumanReadable.B7]" office:value-type="string" office:string-value="Charisma">
            <text:p>Charisma</text:p>
          </table:table-cell>
          <table:table-cell table:style-name="ce1" table:formula="of:=[HumanReadable.C7]" office:value-type="string" office:string-value="Charisma">
            <text:p>Charisma</text:p>
          </table:table-cell>
          <table:table-cell table:style-name="ce1" table:formula="of:=[HumanReadable.D7]" office:value-type="string" office:string-value="How Charismatic this citizen is.">
            <text:p>How Charismatic this citizen is.</text:p>
          </table:table-cell>
          <table:table-cell table:style-name="ce1" table:formula="of:=[HumanReadable.E7]" office:value-type="string" office:string-value="ZeroDecimalFloat">
            <text:p>ZeroDecimalFloat</text:p>
          </table:table-cell>
          <table:table-cell table:style-name="ce1" table:formula="of:=[HumanReadable.F7]" office:value-type="string" office:string-value="3d5">
            <text:p>3d5</text:p>
          </table:table-cell>
          <table:table-cell table:style-name="ce1" table:formula="of:=[HumanReadable.G7]" office:value-type="float" office:value="0">
            <text:p>0</text:p>
          </table:table-cell>
          <table:table-cell table:style-name="ce1" table:formula="of:=[HumanReadable.H7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8]);&quot;&quot;;[HumanReadable.A8])" office:value-type="string" office:string-value="PlantSkill">
            <text:p>PlantSkill</text:p>
          </table:table-cell>
          <table:table-cell table:style-name="ce1" table:formula="of:=[HumanReadable.B8]" office:value-type="string" office:string-value="PlantSkill">
            <text:p>PlantSkill</text:p>
          </table:table-cell>
          <table:table-cell table:style-name="ce1" table:formula="of:=[HumanReadable.C8]" office:value-type="string" office:string-value="Plant Skill">
            <text:p>Plant Skill</text:p>
          </table:table-cell>
          <table:table-cell table:style-name="ce1" table:formula="of:=[HumanReadable.D8]" office:value-type="string" office:string-value="How familiar this citizen is with Plants">
            <text:p>How familiar this citizen is with Plants</text:p>
          </table:table-cell>
          <table:table-cell table:style-name="ce1" table:formula="of:=[HumanReadable.E8]" office:value-type="string" office:string-value="ZeroDecimalFloat">
            <text:p>ZeroDecimalFloat</text:p>
          </table:table-cell>
          <table:table-cell table:style-name="ce1" table:formula="of:=[HumanReadable.F8]" office:value-type="string" office:string-value="Zero">
            <text:p>Zero</text:p>
          </table:table-cell>
          <table:table-cell table:style-name="ce1" table:formula="of:=[HumanReadable.G8]" office:value-type="float" office:value="0">
            <text:p>0</text:p>
          </table:table-cell>
          <table:table-cell table:style-name="ce1" table:formula="of:=[HumanReadable.H8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9]);&quot;&quot;;[HumanReadable.A9])" office:value-type="string" office:string-value="FoodSkill">
            <text:p>FoodSkill</text:p>
          </table:table-cell>
          <table:table-cell table:style-name="ce1" table:formula="of:=[HumanReadable.B9]" office:value-type="string" office:string-value="FoodSkill">
            <text:p>FoodSkill</text:p>
          </table:table-cell>
          <table:table-cell table:style-name="ce1" table:formula="of:=[HumanReadable.C9]" office:value-type="string" office:string-value="Food Skill">
            <text:p>Food Skill</text:p>
          </table:table-cell>
          <table:table-cell table:style-name="ce1" table:formula="of:=[HumanReadable.D9]" office:value-type="string" office:string-value="How good this citizen is with Food">
            <text:p>How good this citizen is with Food</text:p>
          </table:table-cell>
          <table:table-cell table:style-name="ce1" table:formula="of:=[HumanReadable.E9]" office:value-type="string" office:string-value="ZeroDecimalFloat">
            <text:p>ZeroDecimalFloat</text:p>
          </table:table-cell>
          <table:table-cell table:style-name="ce1" table:formula="of:=[HumanReadable.F9]" office:value-type="string" office:string-value="Zero">
            <text:p>Zero</text:p>
          </table:table-cell>
          <table:table-cell table:style-name="ce1" table:formula="of:=[HumanReadable.G9]" office:value-type="float" office:value="0">
            <text:p>0</text:p>
          </table:table-cell>
          <table:table-cell table:style-name="ce1" table:formula="of:=[HumanReadable.H9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0]);&quot;&quot;;[HumanReadable.A10])" office:value-type="string" office:string-value="Gender">
            <text:p>Gender</text:p>
          </table:table-cell>
          <table:table-cell table:style-name="ce1" table:formula="of:=[HumanReadable.B10]" office:value-type="string" office:string-value="Gender">
            <text:p>Gender</text:p>
          </table:table-cell>
          <table:table-cell table:style-name="ce1" table:formula="of:=[HumanReadable.C10]" office:value-type="string" office:string-value="Gender">
            <text:p>Gender</text:p>
          </table:table-cell>
          <table:table-cell table:style-name="ce1" table:formula="of:=[HumanReadable.D10]" office:value-type="string" office:string-value="What Gender this citizen has.">
            <text:p>What Gender this citizen has.</text:p>
          </table:table-cell>
          <table:table-cell table:style-name="ce1" table:formula="of:=[HumanReadable.E10]" office:value-type="string" office:string-value="Text">
            <text:p>Text</text:p>
          </table:table-cell>
          <table:table-cell table:style-name="ce1" table:formula="of:=[HumanReadable.F10]" office:value-type="string" office:string-value="pickGender">
            <text:p>pickGender</text:p>
          </table:table-cell>
          <table:table-cell table:style-name="ce1" table:formula="of:=[HumanReadable.G10]" office:value-type="float" office:value="0">
            <text:p>0</text:p>
          </table:table-cell>
          <table:table-cell table:style-name="ce1" table:formula="of:=[HumanReadable.H10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1]);&quot;&quot;;[HumanReadable.A11])">
            <text:p/>
          </table:table-cell>
          <table:table-cell table:style-name="ce1" table:formula="of:=[HumanReadable.B11]" office:value-type="float" office:value="0">
            <text:p>0</text:p>
          </table:table-cell>
          <table:table-cell table:style-name="ce1" table:formula="of:=[HumanReadable.C11]" office:value-type="float" office:value="0">
            <text:p>0</text:p>
          </table:table-cell>
          <table:table-cell table:style-name="ce1" table:formula="of:=[HumanReadable.D11]" office:value-type="float" office:value="0">
            <text:p>0</text:p>
          </table:table-cell>
          <table:table-cell table:style-name="ce1" table:formula="of:=[HumanReadable.E11]" office:value-type="float" office:value="0">
            <text:p>0</text:p>
          </table:table-cell>
          <table:table-cell table:style-name="ce1" table:formula="of:=[HumanReadable.F11]" office:value-type="float" office:value="0">
            <text:p>0</text:p>
          </table:table-cell>
          <table:table-cell table:style-name="ce1" table:formula="of:=[HumanReadable.G11]" office:value-type="float" office:value="0">
            <text:p>0</text:p>
          </table:table-cell>
          <table:table-cell table:style-name="ce1" table:formula="of:=[HumanReadable.H11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2]);&quot;&quot;;[HumanReadable.A12])">
            <text:p/>
          </table:table-cell>
          <table:table-cell table:style-name="ce1" table:formula="of:=[HumanReadable.B12]" office:value-type="float" office:value="0">
            <text:p>0</text:p>
          </table:table-cell>
          <table:table-cell table:style-name="ce1" table:formula="of:=[HumanReadable.C12]" office:value-type="float" office:value="0">
            <text:p>0</text:p>
          </table:table-cell>
          <table:table-cell table:style-name="ce1" table:formula="of:=[HumanReadable.D12]" office:value-type="float" office:value="0">
            <text:p>0</text:p>
          </table:table-cell>
          <table:table-cell table:style-name="ce1" table:formula="of:=[HumanReadable.E12]" office:value-type="float" office:value="0">
            <text:p>0</text:p>
          </table:table-cell>
          <table:table-cell table:style-name="ce1" table:formula="of:=[HumanReadable.F12]" office:value-type="float" office:value="0">
            <text:p>0</text:p>
          </table:table-cell>
          <table:table-cell table:style-name="ce1" table:formula="of:=[HumanReadable.G12]" office:value-type="float" office:value="0">
            <text:p>0</text:p>
          </table:table-cell>
          <table:table-cell table:style-name="ce1" table:formula="of:=[HumanReadable.H12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3]);&quot;&quot;;[HumanReadable.A13])">
            <text:p/>
          </table:table-cell>
          <table:table-cell table:style-name="ce1" table:formula="of:=[HumanReadable.B13]" office:value-type="float" office:value="0">
            <text:p>0</text:p>
          </table:table-cell>
          <table:table-cell table:style-name="ce1" table:formula="of:=[HumanReadable.C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ce1" table:formula="of:=[HumanReadable.E13]" office:value-type="float" office:value="0">
            <text:p>0</text:p>
          </table:table-cell>
          <table:table-cell table:style-name="ce1" table:formula="of:=[HumanReadable.F13]" office:value-type="float" office:value="0">
            <text:p>0</text:p>
          </table:table-cell>
          <table:table-cell table:style-name="ce1" table:formula="of:=[HumanReadable.G13]" office:value-type="float" office:value="0">
            <text:p>0</text:p>
          </table:table-cell>
          <table:table-cell table:style-name="ce1" table:formula="of:=[HumanReadable.H13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ce1" table:formula="of:=[HumanReadable.F14]" office:value-type="float" office:value="0">
            <text:p>0</text:p>
          </table:table-cell>
          <table:table-cell table:style-name="ce1" table:formula="of:=[HumanReadable.G14]" office:value-type="float" office:value="0">
            <text:p>0</text:p>
          </table:table-cell>
          <table:table-cell table:style-name="ce1" table:formula="of:=[HumanReadable.H14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ce1" table:formula="of:=[HumanReadable.E16]" office:value-type="float" office:value="0">
            <text:p>0</text:p>
          </table:table-cell>
          <table:table-cell table:style-name="ce1" table:formula="of:=[HumanReadable.F16]" office:value-type="float" office:value="0">
            <text:p>0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ce1" table:formula="of:=[HumanReadable.E17]" office:value-type="float" office:value="0">
            <text:p>0</text:p>
          </table:table-cell>
          <table:table-cell table:style-name="ce1" table:formula="of:=[HumanReadable.F17]" office:value-type="float" office:value="0">
            <text:p>0</text:p>
          </table:table-cell>
          <table:table-cell table:style-name="ce1" table:formula="of:=[HumanReadable.G17]" office:value-type="float" office:value="0">
            <text:p>0</text:p>
          </table:table-cell>
          <table:table-cell table:style-name="ce1" table:formula="of:=[HumanReadable.H17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ce1" table:formula="of:=[HumanReadable.E18]" office:value-type="float" office:value="0">
            <text:p>0</text:p>
          </table:table-cell>
          <table:table-cell table:style-name="ce1" table:formula="of:=[HumanReadable.F18]" office:value-type="float" office:value="0">
            <text:p>0</text:p>
          </table:table-cell>
          <table:table-cell table:style-name="ce1" table:formula="of:=[HumanReadable.G18]" office:value-type="float" office:value="0">
            <text:p>0</text:p>
          </table:table-cell>
          <table:table-cell table:style-name="ce1" table:formula="of:=[HumanReadable.H18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Default" table:number-columns-repeated="8"/>
          <table:table-cell/>
          <table:table-cell table:style-name="Default" table:number-columns-repeated="1007"/>
        </table:table-row>
        <table:table-row table:style-name="ro2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2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umanReadable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StatName</text:p>
          </table:table-cell>
          <table:table-cell office:value-type="string">
            <text:p>DisplayName</text:p>
          </table:table-cell>
          <table:table-cell office:value-type="string">
            <text:p>Description</text:p>
          </table:table-cell>
          <table:table-cell office:value-type="string">
            <text:p>DisplayType</text:p>
          </table:table-cell>
          <table:table-cell table:style-name="ce3" office:value-type="string">
            <text:p>InitialValue</text:p>
          </table:table-cell>
          <table:table-cell table:number-columns-repeated="2" table:style-name="ce3"/>
          <table:table-cell table:number-columns-repeated="1016"/>
        </table:table-row>
        <table:table-row table:style-name="ro2">
          <table:table-cell office:value-type="string">
            <text:p>Strength</text:p>
          </table:table-cell>
          <table:table-cell table:style-name="ce1" table:formula="of:=[.A2]" office:value-type="string" office:string-value="Strength">
            <text:p>Strength</text:p>
          </table:table-cell>
          <table:table-cell office:value-type="string">
            <text:p>Strength</text:p>
          </table:table-cell>
          <table:table-cell office:value-type="string">
            <text:p>How Strong this citizen is, physically</text:p>
          </table:table-cell>
          <table:table-cell office:value-type="string">
            <text:p>ZeroDecimalFloat</text:p>
          </table:table-cell>
          <table:table-cell office:value-type="string">
            <text:p>3d5</text:p>
          </table:table-cell>
          <table:table-cell table:number-columns-repeated="2"/>
          <table:table-cell table:number-columns-repeated="1016"/>
        </table:table-row>
        <table:table-row table:style-name="ro2">
          <table:table-cell office:value-type="string">
            <text:p>Dexterity</text:p>
          </table:table-cell>
          <table:table-cell table:style-name="ce1" table:formula="of:=[.A3]" office:value-type="string" office:string-value="Dexterity">
            <text:p>Dexterity</text:p>
          </table:table-cell>
          <table:table-cell office:value-type="string">
            <text:p>Dexterity</text:p>
          </table:table-cell>
          <table:table-cell office:value-type="string">
            <text:p>How Dexterous this citizen is.</text:p>
          </table:table-cell>
          <table:table-cell office:value-type="string">
            <text:p>ZeroDecimalFloat</text:p>
          </table:table-cell>
          <table:table-cell office:value-type="string">
            <text:p>3d5</text:p>
          </table:table-cell>
          <table:table-cell table:number-columns-repeated="2"/>
          <table:table-cell table:number-columns-repeated="1016"/>
        </table:table-row>
        <table:table-row table:style-name="ro2">
          <table:table-cell office:value-type="string">
            <text:p>Constitution</text:p>
          </table:table-cell>
          <table:table-cell table:style-name="ce1" table:formula="of:=[.A4]" office:value-type="string" office:string-value="Constitution">
            <text:p>Constitution</text:p>
          </table:table-cell>
          <table:table-cell office:value-type="string">
            <text:p>Constitution</text:p>
          </table:table-cell>
          <table:table-cell office:value-type="string">
            <text:p>How good this citizen's Constitution is.</text:p>
          </table:table-cell>
          <table:table-cell office:value-type="string">
            <text:p>ZeroDecimalFloat</text:p>
          </table:table-cell>
          <table:table-cell office:value-type="string">
            <text:p>3d5</text:p>
          </table:table-cell>
          <table:table-cell table:number-columns-repeated="2"/>
          <table:table-cell table:number-columns-repeated="1016"/>
        </table:table-row>
        <table:table-row table:style-name="ro2">
          <table:table-cell office:value-type="string">
            <text:p>Intelligence</text:p>
          </table:table-cell>
          <table:table-cell table:style-name="ce1" table:formula="of:=[.A5]" office:value-type="string" office:string-value="Intelligence">
            <text:p>Intelligence</text:p>
          </table:table-cell>
          <table:table-cell office:value-type="string">
            <text:p>Intelligence</text:p>
          </table:table-cell>
          <table:table-cell office:value-type="string">
            <text:p>How Intelligent this citizen is.</text:p>
          </table:table-cell>
          <table:table-cell office:value-type="string">
            <text:p>ZeroDecimalFloat</text:p>
          </table:table-cell>
          <table:table-cell office:value-type="string">
            <text:p>3d5</text:p>
          </table:table-cell>
          <table:table-cell table:number-columns-repeated="2"/>
          <table:table-cell table:number-columns-repeated="1016"/>
        </table:table-row>
        <table:table-row table:style-name="ro2">
          <table:table-cell office:value-type="string">
            <text:p>Wisdom</text:p>
          </table:table-cell>
          <table:table-cell table:style-name="ce1" table:formula="of:=[.A6]" office:value-type="string" office:string-value="Wisdom">
            <text:p>Wisdom</text:p>
          </table:table-cell>
          <table:table-cell office:value-type="string">
            <text:p>Wisdom</text:p>
          </table:table-cell>
          <table:table-cell office:value-type="string">
            <text:p>How Wise this citizen is.</text:p>
          </table:table-cell>
          <table:table-cell office:value-type="string">
            <text:p>ZeroDecimalFloat</text:p>
          </table:table-cell>
          <table:table-cell office:value-type="string">
            <text:p>3d5</text:p>
          </table:table-cell>
          <table:table-cell table:number-columns-repeated="2"/>
          <table:table-cell table:number-columns-repeated="1016"/>
        </table:table-row>
        <table:table-row table:style-name="ro2">
          <table:table-cell office:value-type="string">
            <text:p>Charisma</text:p>
          </table:table-cell>
          <table:table-cell table:style-name="ce1" table:formula="of:=[.A7]" office:value-type="string" office:string-value="Charisma">
            <text:p>Charisma</text:p>
          </table:table-cell>
          <table:table-cell office:value-type="string">
            <text:p>Charisma</text:p>
          </table:table-cell>
          <table:table-cell office:value-type="string">
            <text:p>How Charismatic this citizen is.</text:p>
          </table:table-cell>
          <table:table-cell office:value-type="string">
            <text:p>ZeroDecimalFloat</text:p>
          </table:table-cell>
          <table:table-cell office:value-type="string">
            <text:p>3d5</text:p>
          </table:table-cell>
          <table:table-cell table:number-columns-repeated="2"/>
          <table:table-cell table:number-columns-repeated="1016"/>
        </table:table-row>
        <table:table-row table:style-name="ro2">
          <table:table-cell office:value-type="string">
            <text:p>PlantSkill</text:p>
          </table:table-cell>
          <table:table-cell table:style-name="ce1" table:formula="of:=[.A8]" office:value-type="string" office:string-value="PlantSkill">
            <text:p>PlantSkill</text:p>
          </table:table-cell>
          <table:table-cell office:value-type="string">
            <text:p>Plant Skill</text:p>
          </table:table-cell>
          <table:table-cell office:value-type="string">
            <text:p>How familiar this citizen is with Plants</text:p>
          </table:table-cell>
          <table:table-cell office:value-type="string">
            <text:p>ZeroDecimalFloat</text:p>
          </table:table-cell>
          <table:table-cell office:value-type="string">
            <text:p>Zero</text:p>
          </table:table-cell>
          <table:table-cell table:number-columns-repeated="2"/>
          <table:table-cell table:number-columns-repeated="1016"/>
        </table:table-row>
        <table:table-row table:style-name="ro2">
          <table:table-cell office:value-type="string">
            <text:p>FoodSkill</text:p>
          </table:table-cell>
          <table:table-cell table:style-name="ce1" table:formula="of:=[.A9]" office:value-type="string" office:string-value="FoodSkill">
            <text:p>FoodSkill</text:p>
          </table:table-cell>
          <table:table-cell office:value-type="string">
            <text:p>Food Skill</text:p>
          </table:table-cell>
          <table:table-cell office:value-type="string">
            <text:p>How good this citizen is with Food</text:p>
          </table:table-cell>
          <table:table-cell office:value-type="string">
            <text:p>ZeroDecimalFloat</text:p>
          </table:table-cell>
          <table:table-cell office:value-type="string">
            <text:p>Zero</text:p>
          </table:table-cell>
          <table:table-cell table:number-columns-repeated="2"/>
          <table:table-cell table:number-columns-repeated="1016"/>
        </table:table-row>
        <table:table-row table:style-name="ro2">
          <table:table-cell office:value-type="string">
            <text:p>Gender</text:p>
          </table:table-cell>
          <table:table-cell table:style-name="ce1" table:formula="of:=[.A10]" office:value-type="string" office:string-value="Gender">
            <text:p>Gender</text:p>
          </table:table-cell>
          <table:table-cell office:value-type="string">
            <text:p>Gender</text:p>
          </table:table-cell>
          <table:table-cell office:value-type="string">
            <text:p>What Gender this citizen has.</text:p>
          </table:table-cell>
          <table:table-cell office:value-type="string">
            <text:p>Text</text:p>
          </table:table-cell>
          <table:table-cell office:value-type="string">
            <text:p>pickGender</text:p>
          </table:table-cell>
          <table:table-cell table:number-columns-repeated="2"/>
          <table:table-cell table:number-columns-repeated="1016"/>
        </table:table-row>
        <table:table-row table:style-name="ro2">
          <table:table-cell table:number-columns-repeated="8"/>
          <table:table-cell table:number-columns-repeated="1016"/>
        </table:table-row>
        <table:table-row table:style-name="ro2">
          <table:table-cell table:number-columns-repeated="8"/>
          <table:table-cell table:number-columns-repeated="1016"/>
        </table:table-row>
        <table:table-row table:style-name="ro2">
          <table:table-cell table:number-columns-repeated="8"/>
          <table:table-cell table:number-columns-repeated="1016"/>
        </table:table-row>
        <table:table-row table:style-name="ro2">
          <table:table-cell table:number-columns-repeated="8"/>
          <table:table-cell table:number-columns-repeated="1016"/>
        </table:table-row>
        <table:table-row table:style-name="ro2">
          <table:table-cell table:number-columns-repeated="8"/>
          <table:table-cell table:number-columns-repeated="1016"/>
        </table:table-row>
        <table:table-row table:style-name="ro2">
          <table:table-cell table:number-columns-repeated="8"/>
          <table:table-cell table:number-columns-repeated="1016"/>
        </table:table-row>
        <table:table-row table:style-name="ro2">
          <table:table-cell table:number-columns-repeated="8"/>
          <table:table-cell table:number-columns-repeated="1016"/>
        </table:table-row>
        <table:table-row table:style-name="ro2">
          <table:table-cell table:number-columns-repeated="8"/>
          <table:table-cell table:number-columns-repeated="1016"/>
        </table:table-row>
        <table:table-row table:style-name="ro2">
          <table:table-cell table:number-columns-repeated="8"/>
          <table:table-cell table:number-columns-repeated="1016"/>
        </table:table-row>
        <table:table-row table:style-name="ro2">
          <table:table-cell table:number-columns-repeated="8"/>
          <table:table-cell table:number-columns-repeated="1016"/>
        </table:table-row>
        <table:table-row table:style-name="ro2">
          <table:table-cell table:number-columns-repeated="8"/>
          <table:table-cell table:number-columns-repeated="1016"/>
        </table:table-row>
        <table:table-row table:style-name="ro2">
          <table:table-cell table:number-columns-repeated="8"/>
          <table:table-cell table:number-columns-repeated="1016"/>
        </table:table-row>
        <table:table-row table:style-name="ro2">
          <table:table-cell table:number-columns-repeated="8"/>
          <table:table-cell table:number-columns-repeated="1016"/>
        </table:table-row>
        <table:table-row table:style-name="ro2">
          <table:table-cell table:number-columns-repeated="8"/>
          <table:table-cell table:number-columns-repeated="1016"/>
        </table:table-row>
        <table:table-row table:style-name="ro2">
          <table:table-cell table:number-columns-repeated="8"/>
          <table:table-cell table:number-columns-repeated="1016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alValueCalculations" table:style-name="ta1" table:print="false">
        <table:table-column table:style-name="co3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13.11.2018</text:date>, <text:time>18:4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4M30S</meta:editing-duration>
    <meta:editing-cycles>82</meta:editing-cycles>
    <meta:generator>OpenOffice/4.1.3$Win32 OpenOffice.org_project/413m1$Build-9783</meta:generator>
    <dc:date>2018-11-13T18:40:49.73</dc:date>
    <dc:creator>Felix </dc:creator>
    <meta:document-statistic meta:table-count="3" meta:cell-count="400" meta:object-count="0"/>
    <meta:user-defined meta:name="Info 1"/>
    <meta:user-defined meta:name="Info 2"/>
    <meta:user-defined meta:name="Info 3"/>
    <meta:user-defined meta:name="Info 4"/>
  </office:meta>
</office:document-meta>
</file>